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Tabletext">
      <style:text-properties officeooo:rsid="001f72fa" officeooo:paragraph-rsid="001f72fa"/>
    </style:style>
    <style:style style:name="P16" style:family="paragraph" style:parent-style-name="Heading">
      <style:paragraph-properties fo:text-align="end" style:justify-single-word="false"/>
    </style:style>
    <style:style style:name="P17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8" style:family="paragraph" style:parent-style-name="Standard">
      <style:text-properties officeooo:rsid="0029174a" officeooo:paragraph-rsid="0029174a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fo:color="#000000" fo:font-style="normal" style:font-style-asian="normal"/>
    </style:style>
    <style:style style:name="P20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1" style:family="paragraph" style:parent-style-name="Heading" style:master-page-name="Convert_20_1">
      <style:paragraph-properties style:page-number="auto"/>
    </style:style>
    <style:style style:name="P22" style:family="paragraph" style:parent-style-name="Heading">
      <style:paragraph-properties fo:text-align="end" style:justify-single-word="false"/>
      <style:text-properties officeooo:rsid="0029174a" officeooo:paragraph-rsid="0029174a"/>
    </style:style>
    <style:style style:name="P23" style:family="paragraph" style:parent-style-name="Heading">
      <style:paragraph-properties fo:break-before="page"/>
      <style:text-properties officeooo:rsid="0029174a" officeooo:paragraph-rsid="0029174a"/>
    </style:style>
    <style:style style:name="P24" style:family="paragraph" style:parent-style-name="Tabletext">
      <style:text-properties officeooo:rsid="0029174a" officeooo:paragraph-rsid="0029174a"/>
    </style:style>
    <style:style style:name="P25" style:family="paragraph" style:parent-style-name="InfoBlue">
      <style:paragraph-properties fo:margin-left="0in" fo:margin-right="0in" fo:text-indent="0in" style:auto-text-indent="false"/>
      <style:text-properties fo:color="#000000" fo:font-style="normal" style:font-style-asian="normal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-asian="Arial"/>
    </style:style>
    <style:style style:name="T5" style:family="text">
      <style:text-properties officeooo:rsid="00294c3d"/>
    </style:style>
    <style:style style:name="T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istema de Apoyo a los Puntos Limpios</text:p>
      <text:p text:style-name="P22">Criterios DONE</text:p>
      <text:p text:style-name="P16"/>
      <text:p text:style-name="P17">Version 1.0</text:p>
      <text:p text:style-name="P6"/>
      <text:p text:style-name="Standard"/>
      <text:p text:style-name="Text_20_body"/>
      <text:p text:style-name="Text_20_body"/>
      <text:p text:style-name="P21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5">1.0</text:p>
          </table:table-cell>
          <table:table-cell table:style-name="Table1.A1" office:value-type="string">
            <text:p text:style-name="P24">Definición de los Criterios DONE</text:p>
          </table:table-cell>
          <table:table-cell table:style-name="Table1.D1" office:value-type="string">
            <text:p text:style-name="P15">Sinayu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</table:table>
      <text:p text:style-name="Standard"><text:span text:style-name="T3"/></text:p>
      <text:p text:style-name="P23"><text:span text:style-name="T4">Criterios DONE</text:span></text:p>
      <text:p text:style-name="P25"/>
      <text:p text:style-name="P19">- <text:span text:style-name="T5">Cumplimiento de los criterios de aceptación.</text:span></text:p>
      <text:p text:style-name="P19">- <text:span text:style-name="T5">Revisión general del funcionamiento.</text:span></text:p>
      <text:p text:style-name="P19">- <text:span text:style-name="T5">Asegurar la conexión a internet del sistema y del almacenamiento de datos.</text:span></text:p>
      <text:p text:style-name="P19">- <text:span text:style-name="T5">Cumplimiento de las expectativas del municipio.</text:span></text:p>
      <text:p text:style-name="P19">- <text:span text:style-name="T5">Aprobar el test a definir para cada incremento, comprobando el caso general y los específic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rsid="0029174a" officeooo:paragraph-rsid="0029174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in" fo:margin-right="0.25in" fo:text-indent="0in" style:auto-text-indent="false"/>
    </style:style>
    <style:style style:name="MP11" style:family="paragraph" style:parent-style-name="Standard">
      <style:paragraph-properties fo:text-align="center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1f72fa"/>
    </style:style>
    <style:style style:name="MT2" style:family="text">
      <style:text-properties style:font-name="Times New Roman" fo:font-size="10pt" officeooo:rsid="001f72fa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Criterios DONE</text:p>
            </table:table-cell>
            <table:table-cell table:style-name="Table3.B1" office:value-type="string">
              <text:p text:style-name="MP9"><text:s text:c="2"/>Date: <text:s/><text:span text:style-name="MT1">13</text:span>/<text:span text:style-name="MT1">05</text:span>/<text:span text:style-name="MT1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2">Sinayu</text:span>, <text:span text:style-name="MT1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20:46:24.544135980</dc:date>
    <meta:editing-cycles>13</meta:editing-cycles>
    <meta:editing-duration>PT55M21S</meta:editing-duration>
    <meta:generator>LibreOffice/5.1.6.2$Linux_X86_64 LibreOffice_project/10m0$Build-2</meta:generator>
    <meta:document-statistic meta:table-count="3" meta:image-count="0" meta:object-count="0" meta:page-count="3" meta:paragraph-count="26" meta:word-count="88" meta:character-count="575" meta:non-whitespace-character-count="498"/>
  </office:meta>
</office:document-meta>
</file>